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ode-node (single)</text:p>
          </table:table-cell>
          <table:table-cell table:style-name="ce3" office:value-type="string" calcext:value-type="string">
            <text:p>node-node (all)</text:p>
          </table:table-cell>
          <table:table-cell table:style-name="ce3" office:value-type="string" calcext:value-type="string">
            <text:p>node-all (single)</text:p>
          </table:table-cell>
          <table:table-cell table:style-name="ce3" office:value-type="string" calcext:value-type="string">
            <text:p>node-all (all)</text:p>
          </table:table-cell>
          <table:table-cell table:style-name="ce3" office:value-type="string" calcext:value-type="string">
            <text:p>all-all (single)</text:p>
          </table:table-cell>
          <table:table-cell table:style-name="ce3" office:value-type="string" calcext:value-type="string">
            <text:p>all-all (all)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>
            <text:p>cycle-08-wd-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ycle-08-wd-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ndom-00-wd-00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ndom-00-wd-0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romboid-09-wd-0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romboid-09-wd-0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2"/>
          <table:table-cell table:style-name="ce4" table:number-columns-repeated="3"/>
          <table:table-cell/>
          <table:table-cell table:style-name="ce4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ce2"/>
          <table:table-cell table:style-name="ce4" table:number-columns-repeated="6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/>
          <table:table-cell table:style-name="ce2"/>
          <table:table-cell table:style-name="ce4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2"/>
          <table:table-cell table:style-name="ce4" table:number-columns-repeated="6"/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 identifier=</text:p>
          </table:table-cell>
          <table:table-cell table:formula="of:=MAX([.C5:.H25])" office:value-type="float" office:value="17" calcext:value-type="float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17:05.91512955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6:17:19.856455053</dc:date>
    <dc:creator>Lluís </dc:creator>
    <meta:editing-duration>PT3H1M21S</meta:editing-duration>
    <meta:editing-cycles>37</meta:editing-cycles>
    <meta:generator>LibreOffice/4.2.3.3$Linux_x86 LibreOffice_project/420m0$Build-3</meta:generator>
    <meta:document-statistic meta:table-count="1" meta:cell-count="32" meta:object-count="0"/>
  </office:meta>
</office:document-meta>
</file>